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5729166666666667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Respostas ao formulário 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Respostas ao formulário 1" table:style-name="ta1" table:print="false">
        <office:forms form:automatic-focus="false" form:apply-design-mode="false"/>
        <table:table-column table:style-name="co2" table:number-columns-repeated="12" table:default-cell-style-name="ce15"/>
        <table:table-column table:style-name="co1" table:default-cell-style-name="ce15" table:number-columns-repeated="244"/>
        <table:table-row table:style-name="ro2">
          <table:table-cell office:value-type="string">
            <text:p>Indicação de data e hora</text:p>
          </table:table-cell>
          <table:table-cell office:value-type="string">
            <text:p>1. Qual sua principal ocupação ou vínculo institucional?</text:p>
          </table:table-cell>
          <table:table-cell office:value-type="string">
            <text:p>2. Como tomou conhecimento desta oficina?</text:p>
          </table:table-cell>
          <table:table-cell office:value-type="string">
            <text:p>3. O que o motivou a participar desta atividade?</text:p>
          </table:table-cell>
          <table:table-cell office:value-type="string">
            <text:p>4. Já tinha ouvido falar em ou trabalhado com ciência aberta?</text:p>
          </table:table-cell>
          <table:table-cell office:value-type="string">
            <text:p>5. Em poucas linhas, como você descreveria a ideia/conceito de ciência aberta?</text:p>
          </table:table-cell>
          <table:table-cell table:style-name="ce21" office:value-type="string">
            <text:p>6. Quais as principais vantagens para a adoção de práticas de ciência aberta?</text:p>
          </table:table-cell>
          <table:table-cell office:value-type="string">
            <text:p>7. Quais as principais dificuldades para adoção de práticas de ciência aberta?</text:p>
          </table:table-cell>
          <table:table-cell office:value-type="string">
            <text:p>8. Dentre as ações abaixo quais estão presentes em sua prática de pesquisa?</text:p>
          </table:table-cell>
          <table:table-cell office:value-type="string">
            <text:p>9. Como a ciência aberta pode contribuir para Ubatuba?</text:p>
          </table:table-cell>
          <table:table-cell office:value-type="string">
            <text:p>10. Que relações podemos estabelecer entre ciência aberta e desenvolvimento local?</text:p>
          </table:table-cell>
          <table:table-cell office:value-type="string">
            <text:p>11. Que sugestões de ações você faria para o desenvolvimento da Plataforma Ciência Aberta Ubatuba?</text:p>
          </table:table-cell>
        </table:table-row>
        <table:table-row table:style-name="ro2">
          <table:table-cell table:style-name="ce22" office:value-type="date" office:date-value="2015-06-07T20:57:54">
            <text:p>6/7/2015 20:57:55</text:p>
          </table:table-cell>
          <table:table-cell table:style-name="ce21" office:value-type="string">
            <text:p>Estudante do secundário</text:p>
          </table:table-cell>
          <table:table-cell table:style-name="ce21" office:value-type="string">
            <text:p>Divulgação no lugar de estudo ou trabalho, Fui convidado pelos organizadores</text:p>
          </table:table-cell>
          <table:table-cell table:style-name="ce21" office:value-type="string">
            <text:p>Conhecer mais sobre pesquisas científicas em/sobre Ubatuba</text:p>
          </table:table-cell>
          <table:table-cell table:style-name="ce21" office:value-type="string">
            <text:p>Sim, já conhecia o conceito e já desenvolvo práticas de ciência aberta</text:p>
          </table:table-cell>
          <table:table-cell/>
          <table:table-cell table:style-name="ce21" office:value-type="string">
            <text:p>Facilita a produção e o compartilhamento do conhecimento científico, Amplia as possibilidades de participação dos cidadãos nas pesquisas científicas, Pode fomentar outras formas de desenvolvimento social e econômico</text:p>
          </table:table-cell>
          <table:table-cell table:style-name="ce21" office:value-type="string">
            <text:p>Desconhecimento sobre o que se trata</text:p>
          </table:table-cell>
          <table:table-cell table:style-name="ce21" office:value-type="string">
            <text:p>Não desenvolvo nenhuma prática de ciência aberta</text:p>
          </table:table-cell>
          <table:table-cell table:style-name="ce21" office:value-type="string">
            <text:p>Pode aumentar a participação e a influência dos cidadãos nas pesquisas sobre a região</text:p>
          </table:table-cell>
          <table:table-cell/>
          <table:table-cell table:style-name="ce21" office:value-type="string">
            <text:p>Realizar projetos práticos de ciência aberta.</text:p>
          </table:table-cell>
        </table:table-row>
        <table:table-row table:style-name="ro2">
          <table:table-cell table:style-name="ce22" office:value-type="date" office:date-value="2015-06-07T20:59:14">
            <text:p>6/7/2015 20:59:14</text:p>
          </table:table-cell>
          <table:table-cell table:style-name="ce21" office:value-type="string">
            <text:p>Estudante do ensino superior (faculdade/universidade)</text:p>
          </table:table-cell>
          <table:table-cell table:style-name="ce21" office:value-type="string">
            <text:p>Soube por amigos ou pessoas próximas</text:p>
          </table:table-cell>
          <table:table-cell table:style-name="ce21" office:value-type="string">
            <text:p>Interesse pelo tema ciência aberta, Conhecer mais sobre pesquisas científicas em/sobre Ubatuba, Oportunidade de ter novas experiências e conhecimentos</text:p>
          </table:table-cell>
          <table:table-cell table:style-name="ce21" office:value-type="string">
            <text:p>Nunca tinha ouvido falar</text:p>
          </table:table-cell>
          <table:table-cell/>
          <table:table-cell table:style-name="ce21" office:value-type="string">
            <text:p>Facilita a produção e o compartilhamento do conhecimento científico</text:p>
          </table:table-cell>
          <table:table-cell table:number-columns-repeated="2"/>
          <table:table-cell table:style-name="ce21" office:value-type="string">
            <text:p>Pode tornar o conhecimento produzido sobre Ubatuba mais disponível para a comunidade local, Pode tornar a produção de conhecimento científico mais próxima das realidades locais.</text:p>
          </table:table-cell>
        </table:table-row>
        <table:table-row table:style-name="ro2">
          <table:table-cell table:style-name="ce22" office:value-type="date" office:date-value="2015-06-07T21:03:36">
            <text:p>6/7/2015 21:03:37</text:p>
          </table:table-cell>
          <table:table-cell table:style-name="ce21" office:value-type="string">
            <text:p>Trabalho em ONGs, Institutos ou Associações</text:p>
          </table:table-cell>
          <table:table-cell table:style-name="ce21" office:value-type="string">
            <text:p>Redes sociais (Facebook, Twitter, WhatsApp...), Email</text:p>
          </table:table-cell>
          <table:table-cell table:style-name="ce21" office:value-type="string">
            <text:p>Oportunidade de ter novas experiências e conhecimentos</text:p>
          </table:table-cell>
          <table:table-cell table:style-name="ce21" office:value-type="string">
            <text:p>Não conhecia o conceito, mas concluí que é algo que gostaria de estimular ou adotar</text:p>
          </table:table-cell>
          <table:table-cell table:style-name="ce21" office:value-type="string">
            <text:p>Todas as respostas da questão 6</text:p>
          </table:table-cell>
          <table:table-cell table:style-name="ce21" office:value-type="string">
            <text:p>Facilita a produção e o compartilhamento do conhecimento científico, Aproxima o conhecimento científico de outros conhecimentos e saberes não-científicos, Amplia as possibilidades de participação dos cidadãos nas pesquisas científicas, Pode fomentar outras formas de desenvolvimento social e econômico</text:p>
          </table:table-cell>
          <table:table-cell table:style-name="ce21" office:value-type="string">
            <text:p>Sistema de propriedade intelectual, Forma de funcionamento atual da comunidade acadêmica</text:p>
          </table:table-cell>
          <table:table-cell table:style-name="ce21" office:value-type="string">
            <text:p>Realização de pesquisas colaborativas, Trabalho com dados abertos, Utilização de licenças autorais alternativas</text:p>
          </table:table-cell>
          <table:table-cell table:style-name="ce21" office:value-type="string">
            <text:p>Pode tornar o conhecimento produzido sobre Ubatuba mais disponível para a comunidade local, Pode tornar a produção de conhecimento científico mais próxima das realidades locais., Pode criar conhecimentos e projetos que ajudem a melhorar a gestão pública., Pode aumentar a participação e a influência dos cidadãos nas pesquisas sobre a região, Pode contribuir para ações mais sustentáveis com relação ao meio ambiente</text:p>
          </table:table-cell>
          <table:table-cell table:style-name="ce21" office:value-type="string">
            <text:p>Relações institucionais com o Poder Público municipal para desenvolver ações em espaços públicos.</text:p>
          </table:table-cell>
          <table:table-cell table:style-name="ce21" office:value-type="string">
            <text:p>Promover seminários e oficinas sobre ciência aberta em Ubatuba., Criar ambiente ou ferramentas para trabalho colaborativo na internet., Sensibilizar os cientistas para essa questão., Desenvolver projetos com grupos ou comunidades da região.</text:p>
          </table:table-cell>
        </table:table-row>
        <table:table-row table:style-name="ro2">
          <table:table-cell table:style-name="ce22" office:value-type="date" office:date-value="2015-06-07T21:08:06">
            <text:p>6/7/2015 21:08:07</text:p>
          </table:table-cell>
          <table:table-cell table:style-name="ce21" office:value-type="string">
            <text:p>Profissional autônomo</text:p>
          </table:table-cell>
          <table:table-cell table:style-name="ce21" office:value-type="string">
            <text:p>Fui convidado pelos organizadores</text:p>
          </table:table-cell>
          <table:table-cell table:style-name="ce21" office:value-type="string">
            <text:p>Interesse pelo tema ciência aberta, Conhecer mais sobre pesquisas científicas em/sobre Ubatuba, Oportunidade de ter novas experiências e conhecimentos, Possibilidade de desenvolver ações de interesse para a cidade</text:p>
          </table:table-cell>
          <table:table-cell table:style-name="ce21" office:value-type="string">
            <text:p>Sim, já conhecia o conceito e já desenvolvo práticas de ciência aberta</text:p>
          </table:table-cell>
          <table:table-cell table:style-name="ce21" office:value-type="string">
            <text:p>Pesquisa e Desenvolvimento benéfico para a sociedade sem restrições intelectuais e/ou autorais.</text:p>
          </table:table-cell>
          <table:table-cell table:style-name="ce21" office:value-type="string">
            <text:p>Facilita a produção e o compartilhamento do conhecimento científico, Aproxima o conhecimento científico de outros conhecimentos e saberes não-científicos, Amplia as possibilidades de participação dos cidadãos nas pesquisas científicas, Pode fomentar outras formas de desenvolvimento social e econômico</text:p>
          </table:table-cell>
          <table:table-cell table:style-name="ce21" office:value-type="string">
            <text:p>Sistema de propriedade intelectual, Forma de funcionamento atual da comunidade acadêmica</text:p>
          </table:table-cell>
          <table:table-cell table:style-name="ce21" office:value-type="string">
            <text:p>Divulgação científica, Realização de pesquisas colaborativas, Trabalho com dados abertos, Utilização de licenças autorais alternativas, Uso de ferramentas, software ou hardware aberto/livre</text:p>
          </table:table-cell>
          <table:table-cell table:style-name="ce21" office:value-type="string">
            <text:p>Pode tornar o conhecimento produzido sobre Ubatuba mais disponível para a comunidade local, Pode criar conhecimentos e projetos que ajudem a melhorar a gestão pública., Pode contribuir para ações mais sustentáveis com relação ao meio ambiente</text:p>
          </table:table-cell>
          <table:table-cell table:style-name="ce21" office:value-type="string">
            <text:p>Alternativas econômicas e com possibilidade de apropriação tecnológica local, com adaptação de acordo com  sua realidade local.</text:p>
          </table:table-cell>
          <table:table-cell table:style-name="ce21" office:value-type="string">
            <text:p>Promover seminários e oficinas sobre ciência aberta em Ubatuba., Realizar projetos práticos de ciência aberta., Sensibilizar os cientistas para essa questão., Fomentar a criação de um grupo de trabalho ou fórum local sobre este tema., Desenvolver projetos com grupos ou comunidades da região.</text:p>
          </table:table-cell>
        </table:table-row>
        <table:table-row table:style-name="ro2">
          <table:table-cell table:style-name="ce22" office:value-type="date" office:date-value="2015-06-07T21:12:10">
            <text:p>6/7/2015 21:12:10</text:p>
          </table:table-cell>
          <table:table-cell table:style-name="ce21" office:value-type="string">
            <text:p>Profissional autônomo</text:p>
          </table:table-cell>
          <table:table-cell table:style-name="ce21" office:value-type="string">
            <text:p>Fui convidado pelos organizadores</text:p>
          </table:table-cell>
          <table:table-cell table:style-name="ce21" office:value-type="string">
            <text:p>Oportunidade de ter novas experiências e conhecimentos</text:p>
          </table:table-cell>
          <table:table-cell table:style-name="ce21" office:value-type="string">
            <text:p>Sim, já conhecia o conceito e já desenvolvo práticas de ciência aberta</text:p>
          </table:table-cell>
          <table:table-cell table:style-name="ce21" office:value-type="string">
            <text:p>Conhecimento Compartilhado</text:p>
          </table:table-cell>
          <table:table-cell table:style-name="ce21" office:value-type="string">
            <text:p>Facilita a produção e o compartilhamento do conhecimento científico</text:p>
          </table:table-cell>
          <table:table-cell table:style-name="ce21" office:value-type="string">
            <text:p>Sistema de propriedade intelectual</text:p>
          </table:table-cell>
          <table:table-cell table:style-name="ce21" office:value-type="string">
            <text:p>Utilização de licenças autorais alternativas, Uso de ferramentas, software ou hardware aberto/livre</text:p>
          </table:table-cell>
          <table:table-cell table:style-name="ce21" office:value-type="string">
            <text:p>Pode tornar o conhecimento produzido sobre Ubatuba mais disponível para a comunidade local</text:p>
          </table:table-cell>
          <table:table-cell table:style-name="ce21" office:value-type="string">
            <text:p>Facilitação do acesso ao conhecimento.</text:p>
          </table:table-cell>
          <table:table-cell table:style-name="ce21" office:value-type="string">
            <text:p>Fomentar a criação de um grupo de trabalho ou fórum local sobre este tema.</text:p>
          </table:table-cell>
        </table:table-row>
        <table:table-row table:style-name="ro2">
          <table:table-cell table:style-name="ce22" office:value-type="date" office:date-value="2015-06-07T21:24:10">
            <text:p>6/7/2015 21:24:10</text:p>
          </table:table-cell>
          <table:table-cell table:style-name="ce21" office:value-type="string">
            <text:p>Estudante do ensino superior (faculdade/universidade)</text:p>
          </table:table-cell>
          <table:table-cell table:style-name="ce21" office:value-type="string">
            <text:p>Soube por amigos ou pessoas próximas</text:p>
          </table:table-cell>
          <table:table-cell table:style-name="ce21" office:value-type="string">
            <text:p>Interesse pelo tema ciência aberta, Oportunidade de ter novas experiências e conhecimentos</text:p>
          </table:table-cell>
          <table:table-cell table:style-name="ce21" office:value-type="string">
            <text:p>Não conhecia o conceito mas descobri que é algo que já pratico</text:p>
          </table:table-cell>
          <table:table-cell table:style-name="ce21" office:value-type="string">
            <text:p>Produção e utilização de conhecimentos científicos de forma colaborativa. </text:p>
          </table:table-cell>
          <table:table-cell table:style-name="ce21" office:value-type="string">
            <text:p>Facilita a produção e o compartilhamento do conhecimento científico, Amplia as possibilidades de participação dos cidadãos nas pesquisas científicas</text:p>
          </table:table-cell>
          <table:table-cell table:style-name="ce21" office:value-type="string">
            <text:p>Conflito com interesses econômicos, Sistema de propriedade intelectual, Forma de funcionamento atual da comunidade acadêmica</text:p>
          </table:table-cell>
          <table:table-cell table:style-name="ce21" office:value-type="string">
            <text:p>Realização de pesquisas colaborativas, Trabalho com dados abertos, Utilização de licenças autorais alternativas, Uso de ferramentas, software ou hardware aberto/livre</text:p>
          </table:table-cell>
          <table:table-cell table:style-name="ce21" office:value-type="string">
            <text:p>Pode tornar o conhecimento produzido sobre Ubatuba mais disponível para a comunidade local, Pode aumentar a participação e a influência dos cidadãos nas pesquisas sobre a região</text:p>
          </table:table-cell>
          <table:table-cell/>
          <table:table-cell table:style-name="ce21" office:value-type="string">
            <text:p>Criar ambiente ou ferramentas para trabalho colaborativo na internet., Realizar projetos práticos de ciência aberta., Desenvolver projetos com grupos ou comunidades da região.</text:p>
          </table:table-cell>
        </table:table-row>
        <table:table-row table:style-name="ro2">
          <table:table-cell table:style-name="ce22" office:value-type="date" office:date-value="2015-06-07T21:27:30">
            <text:p>6/7/2015 21:27:31</text:p>
          </table:table-cell>
          <table:table-cell table:style-name="ce21" office:value-type="string">
            <text:p>Profissional autônomo</text:p>
          </table:table-cell>
          <table:table-cell table:style-name="ce21" office:value-type="string">
            <text:p>Redes sociais (Facebook, Twitter, WhatsApp...)</text:p>
          </table:table-cell>
          <table:table-cell table:style-name="ce21" office:value-type="string">
            <text:p>Conhecer mais sobre pesquisas científicas em/sobre Ubatuba</text:p>
          </table:table-cell>
          <table:table-cell table:style-name="ce21" office:value-type="string">
            <text:p>Não conhecia o conceito, mas concluí que é algo que gostaria de estimular ou adotar</text:p>
          </table:table-cell>
          <table:table-cell table:style-name="ce21" office:value-type="string">
            <text:p>Possibilidade de produção de conhecimento (ou acesso à produção de conhecimento) de forma democrática (coletiva/compartilhada).
</text:p>
          </table:table-cell>
          <table:table-cell table:style-name="ce21" office:value-type="string">
            <text:p>Pode fomentar outras formas de desenvolvimento social e econômico</text:p>
          </table:table-cell>
          <table:table-cell table:style-name="ce21" office:value-type="string">
            <text:p>Conflito com interesses econômicos</text:p>
          </table:table-cell>
          <table:table-cell table:style-name="ce21" office:value-type="string">
            <text:p>Realização de pesquisas colaborativas</text:p>
          </table:table-cell>
          <table:table-cell table:style-name="ce21" office:value-type="string">
            <text:p>Pode tornar a produção de conhecimento científico mais próxima das realidades locais.</text:p>
          </table:table-cell>
          <table:table-cell table:style-name="ce21" office:value-type="string">
            <text:p>Desenvolvimento de projetos que promovam a temática da sustentabilidade.</text:p>
          </table:table-cell>
          <table:table-cell table:style-name="ce21" office:value-type="string">
            <text:p>Desenvolver projetos com grupos ou comunidades da região.</text:p>
          </table:table-cell>
        </table:table-row>
        <table:table-row table:style-name="ro2">
          <table:table-cell table:style-name="ce22" office:value-type="date" office:date-value="2015-06-07T21:30:10">
            <text:p>6/7/2015 21:30:11</text:p>
          </table:table-cell>
          <table:table-cell table:style-name="ce21" office:value-type="string">
            <text:p>Estudante do ensino superior (faculdade/universidade)</text:p>
          </table:table-cell>
          <table:table-cell table:style-name="ce21" office:value-type="string">
            <text:p>Soube por amigos ou pessoas próximas</text:p>
          </table:table-cell>
          <table:table-cell table:style-name="ce21" office:value-type="string">
            <text:p>Interesse pelo tema ciência aberta</text:p>
          </table:table-cell>
          <table:table-cell table:style-name="ce21" office:value-type="string">
            <text:p>Sim, já conhecia o conceito e já desenvolvo práticas de ciência aberta</text:p>
          </table:table-cell>
          <table:table-cell table:style-name="ce21" office:value-type="string">
            <text:p>Ciência participativa cujo os resultados são partilhados com as comunidades.
</text:p>
          </table:table-cell>
          <table:table-cell table:style-name="ce21" office:value-type="string">
            <text:p>Pode fomentar outras formas de desenvolvimento social e econômico</text:p>
          </table:table-cell>
          <table:table-cell table:style-name="ce21" office:value-type="string">
            <text:p>Sistema de propriedade intelectual</text:p>
          </table:table-cell>
          <table:table-cell table:style-name="ce21" office:value-type="string">
            <text:p>Trabalho com dados abertos, Utilização de licenças autorais alternativas, Uso de ferramentas, software ou hardware aberto/livre</text:p>
          </table:table-cell>
          <table:table-cell table:style-name="ce21" office:value-type="string">
            <text:p>Pode tornar o conhecimento produzido sobre Ubatuba mais disponível para a comunidade local</text:p>
          </table:table-cell>
          <table:table-cell table:style-name="ce21" office:value-type="string">
            <text:p>A ciência aberta pode ser uma base para um desenvolvimento local endógeno.</text:p>
          </table:table-cell>
          <table:table-cell table:style-name="ce21" office:value-type="string">
            <text:p>Criar ambiente ou ferramentas para trabalho colaborativo na internet., Fomentar a criação de um grupo de trabalho ou fórum local sobre este tema.</text:p>
          </table:table-cell>
        </table:table-row>
        <table:table-row table:style-name="ro2">
          <table:table-cell table:style-name="ce22" office:value-type="date" office:date-value="2015-06-07T21:35:00">
            <text:p>6/7/2015 21:35:01</text:p>
          </table:table-cell>
          <table:table-cell table:style-name="ce21" office:value-type="string">
            <text:p>Professor ou pesquisador universitário</text:p>
          </table:table-cell>
          <table:table-cell table:style-name="ce21" office:value-type="string">
            <text:p>Fui convidado pelos organizadores</text:p>
          </table:table-cell>
          <table:table-cell table:style-name="ce21" office:value-type="string">
            <text:p>Possibilidade de desenvolver ações de interesse para a cidade</text:p>
          </table:table-cell>
          <table:table-cell table:style-name="ce21" office:value-type="string">
            <text:p>Sim, já conhecia o conceito e já desenvolvo práticas de ciência aberta</text:p>
          </table:table-cell>
          <table:table-cell table:style-name="ce21" office:value-type="string">
            <text:p>Na verdade se trata de uma honestidade intelectual, uma vez que todo conhecimento é derivado de outros.
</text:p>
          </table:table-cell>
          <table:table-cell table:style-name="ce21" office:value-type="string">
            <text:p>Pode fomentar outras formas de desenvolvimento social e econômico</text:p>
          </table:table-cell>
          <table:table-cell table:style-name="ce21" office:value-type="string">
            <text:p>Falta de estímulo institucional, Conflito com interesses econômicos, Sistema de propriedade intelectual, Forma de funcionamento atual da comunidade acadêmica</text:p>
          </table:table-cell>
          <table:table-cell table:style-name="ce21" office:value-type="string">
            <text:p>Divulgação científica, Realização de pesquisas colaborativas, Trabalho com dados abertos, Utilização de licenças autorais alternativas, Uso de ferramentas, software ou hardware aberto/livre</text:p>
          </table:table-cell>
          <table:table-cell table:style-name="ce21" office:value-type="string">
            <text:p>Pode tornar o conhecimento produzido sobre Ubatuba mais disponível para a comunidade local, Pode tornar a produção de conhecimento científico mais próxima das realidades locais., Pode criar conhecimentos e projetos que ajudem a melhorar a gestão pública., Pode aumentar a participação e a influência dos cidadãos nas pesquisas sobre a região, Pode contribuir para ações mais sustentáveis com relação ao meio ambiente</text:p>
          </table:table-cell>
          <table:table-cell table:style-name="ce21" office:value-type="string">
            <text:p>O conhecimento agora, automaticamente, possibilidades fora dos padrões estabelecidos, e com alternativas criativas e sustentáveis é possível criar novos arranjos.</text:p>
          </table:table-cell>
          <table:table-cell table:style-name="ce21" office:value-type="string">
            <text:p>Promover seminários e oficinas sobre ciência aberta em Ubatuba., Criar ambiente ou ferramentas para trabalho colaborativo na internet., Realizar projetos práticos de ciência aberta., Sensibilizar os cientistas para essa questão., Fomentar a criação de um grupo de trabalho ou fórum local sobre este tema., Desenvolver projetos com grupos ou comunidades da região.</text:p>
          </table:table-cell>
        </table:table-row>
        <table:table-row table:style-name="ro2">
          <table:table-cell table:style-name="ce22" office:value-type="date" office:date-value="2015-06-07T21:37:56">
            <text:p>6/7/2015 21:37:57</text:p>
          </table:table-cell>
          <table:table-cell table:style-name="ce21" office:value-type="string">
            <text:p>Estudante do ensino superior (faculdade/universidade)</text:p>
          </table:table-cell>
          <table:table-cell/>
          <table:table-cell table:style-name="ce21" office:value-type="string">
            <text:p>Interesse pelo tema ciência aberta, Possibilidade de desenvolver ações de interesse para a cidade</text:p>
          </table:table-cell>
          <table:table-cell table:style-name="ce21" office:value-type="string">
            <text:p>Sim, já conhecia o conceito e já desenvolvo práticas de ciência aberta</text:p>
          </table:table-cell>
          <table:table-cell table:style-name="ce21" office:value-type="string">
            <text:p>Como uma prática de ampliação e utilização do conhecimento, de forma que este possa ser útil e acessível para populações, para seu empoderamento.</text:p>
          </table:table-cell>
          <table:table-cell table:style-name="ce21" office:value-type="string">
            <text:p>Facilita a produção e o compartilhamento do conhecimento científico, Amplia as possibilidades de participação dos cidadãos nas pesquisas científicas</text:p>
          </table:table-cell>
          <table:table-cell table:style-name="ce21" office:value-type="string">
            <text:p>Forma de funcionamento atual da comunidade acadêmica</text:p>
          </table:table-cell>
          <table:table-cell table:style-name="ce21" office:value-type="string">
            <text:p>Divulgação científica, Realização de pesquisas colaborativas, Trabalho com dados abertos, Utilização de licenças autorais alternativas, Uso de ferramentas, software ou hardware aberto/livre</text:p>
          </table:table-cell>
          <table:table-cell table:style-name="ce21" office:value-type="string">
            <text:p>Pode tornar a produção de conhecimento científico mais próxima das realidades locais.</text:p>
          </table:table-cell>
          <table:table-cell/>
          <table:table-cell table:style-name="ce21" office:value-type="string">
            <text:p>Criar ambiente ou ferramentas para trabalho colaborativo na internet., Realizar projetos práticos de ciência aberta.</text:p>
          </table:table-cell>
        </table:table-row>
        <table:table-row table:style-name="ro2">
          <table:table-cell table:style-name="ce22" office:value-type="date" office:date-value="2015-06-07T21:39:38">
            <text:p>6/7/2015 21:39:38</text:p>
          </table:table-cell>
          <table:table-cell table:style-name="ce21" office:value-type="string">
            <text:p>Estudante do ensino superior (faculdade/universidade)</text:p>
          </table:table-cell>
          <table:table-cell table:style-name="ce21" office:value-type="string">
            <text:p>Divulgação no lugar de estudo ou trabalho</text:p>
          </table:table-cell>
          <table:table-cell table:style-name="ce21" office:value-type="string">
            <text:p>Interesse pelo tema ciência aberta, Oportunidade de ter novas experiências e conhecimentos</text:p>
          </table:table-cell>
          <table:table-cell table:style-name="ce21" office:value-type="string">
            <text:p>Não conhecia o conceito mas descobri que é algo que já pratico</text:p>
          </table:table-cell>
          <table:table-cell/>
          <table:table-cell table:style-name="ce21" office:value-type="string">
            <text:p>Facilita a produção e o compartilhamento do conhecimento científico, Amplia as possibilidades de participação dos cidadãos nas pesquisas científicas</text:p>
          </table:table-cell>
          <table:table-cell table:style-name="ce21" office:value-type="string">
            <text:p>Desconhecimento sobre o que se trata, Falta de estímulo institucional, Conflito com interesses econômicos</text:p>
          </table:table-cell>
          <table:table-cell table:style-name="ce21" office:value-type="string">
            <text:p>Divulgação científica, Realização de pesquisas colaborativas</text:p>
          </table:table-cell>
          <table:table-cell table:style-name="ce21" office:value-type="string">
            <text:p>Pode criar conhecimentos e projetos que ajudem a melhorar a gestão pública., Pode aumentar a participação e a influência dos cidadãos nas pesquisas sobre a região</text:p>
          </table:table-cell>
          <table:table-cell/>
          <table:table-cell table:style-name="ce21" office:value-type="string">
            <text:p>Promover seminários e oficinas sobre ciência aberta em Ubatuba., Realizar projetos práticos de ciência aberta., Desenvolver projetos com grupos ou comunidades da região.</text:p>
          </table:table-cell>
        </table:table-row>
        <table:table-row table:style-name="ro2">
          <table:table-cell table:style-name="ce22" office:value-type="date" office:date-value="2015-06-07T21:43:42">
            <text:p>6/7/2015 21:43:43</text:p>
          </table:table-cell>
          <table:table-cell table:style-name="ce21" office:value-type="string">
            <text:p>Profissional autônomo</text:p>
          </table:table-cell>
          <table:table-cell table:style-name="ce21" office:value-type="string">
            <text:p>Fui convidado pelos organizadores</text:p>
          </table:table-cell>
          <table:table-cell table:style-name="ce21" office:value-type="string">
            <text:p>Interesse pelo tema ciência aberta, Conhecer mais sobre pesquisas científicas em/sobre Ubatuba, Oportunidade de ter novas experiências e conhecimentos, Possibilidade de desenvolver ações de interesse para a cidade</text:p>
          </table:table-cell>
          <table:table-cell table:style-name="ce21" office:value-type="string">
            <text:p>Sim, já conhecia o conceito e já desenvolvo práticas de ciência aberta</text:p>
          </table:table-cell>
          <table:table-cell table:style-name="ce21" office:value-type="string">
            <text:p>Uma prática de produção de conhecimento que prioriza a reprodutibilidade, a participação e a apropriação coletiva do saber.</text:p>
          </table:table-cell>
          <table:table-cell table:style-name="ce21" office:value-type="string">
            <text:p>Facilita a produção e o compartilhamento do conhecimento científico, Aproxima o conhecimento científico de outros conhecimentos e saberes não-científicos, Amplia as possibilidades de participação dos cidadãos nas pesquisas científicas, Pode fomentar outras formas de desenvolvimento social e econômico</text:p>
          </table:table-cell>
          <table:table-cell table:style-name="ce21" office:value-type="string">
            <text:p>Falta de estímulo institucional, Sistema de propriedade intelectual</text:p>
          </table:table-cell>
          <table:table-cell table:style-name="ce21" office:value-type="string">
            <text:p>Divulgação científica, Realização de pesquisas colaborativas, Trabalho com dados abertos, Utilização de licenças autorais alternativas, Uso de ferramentas, software ou hardware aberto/livre, Participação presencial em comunidades de ciência e tecnologias livres e colaborativas</text:p>
          </table:table-cell>
          <table:table-cell table:style-name="ce21" office:value-type="string">
            <text:p>Pode tornar o conhecimento produzido sobre Ubatuba mais disponível para a comunidade local, Pode criar conhecimentos e projetos que ajudem a melhorar a gestão pública., Pode aumentar a participação e a influência dos cidadãos nas pesquisas sobre a região</text:p>
          </table:table-cell>
          <table:table-cell table:style-name="ce21" office:value-type="string">
            <text:p>A participação no processo de produção científica viabiliza a apropriação do conhecimento.</text:p>
          </table:table-cell>
          <table:table-cell table:style-name="ce21" office:value-type="string">
            <text:p>Promover seminários e oficinas sobre ciência aberta em Ubatuba., Realizar projetos práticos de ciência aberta., Fomentar a criação de um grupo de trabalho ou fórum local sobre este tema., Desenvolver projetos com grupos ou comunidades da região.</text:p>
          </table:table-cell>
        </table:table-row>
        <table:table-row table:style-name="ro2">
          <table:table-cell table:style-name="ce22" office:value-type="date" office:date-value="2015-06-07T22:05:18">
            <text:p>6/7/2015 22:05:19</text:p>
          </table:table-cell>
          <table:table-cell table:style-name="ce21" office:value-type="string">
            <text:p>Estudante do ensino superior (faculdade/universidade)</text:p>
          </table:table-cell>
          <table:table-cell table:style-name="ce21" office:value-type="string">
            <text:p>Divulgação no lugar de estudo ou trabalho, Soube por amigos ou pessoas próximas</text:p>
          </table:table-cell>
          <table:table-cell table:style-name="ce21" office:value-type="string">
            <text:p>Conhecer mais sobre pesquisas científicas em/sobre Ubatuba</text:p>
          </table:table-cell>
          <table:table-cell table:style-name="ce21" office:value-type="string">
            <text:p>Sim, já conhecia o conceito e já desenvolvo práticas de ciência aberta</text:p>
          </table:table-cell>
          <table:table-cell/>
          <table:table-cell table:style-name="ce21" office:value-type="string">
            <text:p>Facilita a produção e o compartilhamento do conhecimento científico</text:p>
          </table:table-cell>
          <table:table-cell table:style-name="ce21" office:value-type="string">
            <text:p>Falta de estímulo institucional</text:p>
          </table:table-cell>
          <table:table-cell table:style-name="ce21" office:value-type="string">
            <text:p>Trabalho com dados abertos</text:p>
          </table:table-cell>
          <table:table-cell table:style-name="ce21" office:value-type="string">
            <text:p>Pode tornar o conhecimento produzido sobre Ubatuba mais disponível para a comunidade local</text:p>
          </table:table-cell>
          <table:table-cell/>
          <table:table-cell table:style-name="ce21" office:value-type="string">
            <text:p>Realizar projetos práticos de ciência aberta.</text:p>
          </table:table-cell>
        </table:table-row>
        <table:table-row table:style-name="ro2">
          <table:table-cell table:style-name="ce22" office:value-type="date" office:date-value="2015-06-07T22:06:48">
            <text:p>6/7/2015 22:06:49</text:p>
          </table:table-cell>
          <table:table-cell table:style-name="ce21" office:value-type="string">
            <text:p>Trabalho em ONGs, Institutos ou Associações</text:p>
          </table:table-cell>
          <table:table-cell table:style-name="ce21" office:value-type="string">
            <text:p>Soube por amigos ou pessoas próximas, Redes sociais (Facebook, Twitter, WhatsApp...)</text:p>
          </table:table-cell>
          <table:table-cell table:style-name="ce21" office:value-type="string">
            <text:p>Conhecer mais sobre pesquisas científicas em/sobre Ubatuba</text:p>
          </table:table-cell>
          <table:table-cell table:style-name="ce21" office:value-type="string">
            <text:p>Nunca tinha ouvido falar</text:p>
          </table:table-cell>
          <table:table-cell/>
          <table:table-cell table:style-name="ce21" office:value-type="string">
            <text:p>Amplia as possibilidades de participação dos cidadãos nas pesquisas científicas</text:p>
          </table:table-cell>
          <table:table-cell table:style-name="ce21" office:value-type="string">
            <text:p>Desconhecimento sobre o que se trata, Falta de estímulo institucional</text:p>
          </table:table-cell>
          <table:table-cell table:style-name="ce21" office:value-type="string">
            <text:p>Não desenvolvo nenhuma prática de ciência aberta</text:p>
          </table:table-cell>
          <table:table-cell table:style-name="ce21" office:value-type="string">
            <text:p>Pode tornar o conhecimento produzido sobre Ubatuba mais disponível para a comunidade local, Pode tornar a produção de conhecimento científico mais próxima das realidades locais., Pode criar conhecimentos e projetos que ajudem a melhorar a gestão pública., Pode aumentar a participação e a influência dos cidadãos nas pesquisas sobre a região, Pode contribuir para ações mais sustentáveis com relação ao meio ambiente, Essa atividade não tem qualquer importância para Ubatuba</text:p>
          </table:table-cell>
          <table:table-cell/>
          <table:table-cell table:style-name="ce21" office:value-type="string">
            <text:p>Promover seminários e oficinas sobre ciência aberta em Ubatuba., Criar ambiente ou ferramentas para trabalho colaborativo na internet., Desenvolver projetos com grupos ou comunidades da região.</text:p>
          </table:table-cell>
        </table:table-row>
        <table:table-row table:style-name="ro2">
          <table:table-cell table:style-name="ce22" office:value-type="date" office:date-value="2015-06-07T22:13:08">
            <text:p>6/7/2015 22:13:08</text:p>
          </table:table-cell>
          <table:table-cell table:style-name="ce21" office:value-type="string">
            <text:p>Professor ou pesquisador universitário</text:p>
          </table:table-cell>
          <table:table-cell table:style-name="ce21" office:value-type="string">
            <text:p>Fui convidado pelos organizadores</text:p>
          </table:table-cell>
          <table:table-cell table:style-name="ce21" office:value-type="string">
            <text:p>Interesse pelo tema ciência aberta, Oportunidade de ter novas experiências e conhecimentos, Possibilidade de desenvolver ações de interesse para a cidade</text:p>
          </table:table-cell>
          <table:table-cell table:style-name="ce21" office:value-type="string">
            <text:p>Sim, já conhecia o conceito e já desenvolvo práticas de ciência aberta</text:p>
          </table:table-cell>
          <table:table-cell table:style-name="ce21" office:value-type="string">
            <text:p>Práticas para divulgação e massificação do conhecimento científico de forma aberta e democrática, permitindo envolvimento dos interessados/voluntários, bem como integração com comunidades regionalizadas.</text:p>
          </table:table-cell>
          <table:table-cell table:style-name="ce21" office:value-type="string">
            <text:p>Facilita a produção e o compartilhamento do conhecimento científico, Aproxima o conhecimento científico de outros conhecimentos e saberes não-científicos, Amplia as possibilidades de participação dos cidadãos nas pesquisas científicas, Pode fomentar outras formas de desenvolvimento social e econômico</text:p>
          </table:table-cell>
          <table:table-cell table:style-name="ce21" office:value-type="string">
            <text:p>Falta de estímulo institucional, Sistema de propriedade intelectual, Forma de funcionamento atual da comunidade acadêmica</text:p>
          </table:table-cell>
          <table:table-cell table:style-name="ce21" office:value-type="string">
            <text:p>Realização de pesquisas colaborativas, Trabalho com dados abertos, Uso de ferramentas, software ou hardware aberto/livre</text:p>
          </table:table-cell>
          <table:table-cell table:style-name="ce21" office:value-type="string">
            <text:p>Pode tornar o conhecimento produzido sobre Ubatuba mais disponível para a comunidade local, Pode criar conhecimentos e projetos que ajudem a melhorar a gestão pública., Pode contribuir para ações mais sustentáveis com relação ao meio ambiente</text:p>
          </table:table-cell>
          <table:table-cell table:style-name="ce21" office:value-type="string">
            <text:p>Envolvimento da comunidade através da ampla divulgação do conhecimento envolvido.</text:p>
          </table:table-cell>
          <table:table-cell table:style-name="ce21" office:value-type="string">
            <text:p>Criar ambiente ou ferramentas para trabalho colaborativo na internet., Realizar projetos práticos de ciência aberta.</text:p>
          </table:table-cell>
        </table:table-row>
        <table:table-row table:style-name="ro2">
          <table:table-cell table:style-name="ce22" office:value-type="date" office:date-value="2015-06-07T22:19:45">
            <text:p>6/7/2015 22:19:46</text:p>
          </table:table-cell>
          <table:table-cell table:style-name="ce21" office:value-type="string">
            <text:p>Funcionário público</text:p>
          </table:table-cell>
          <table:table-cell table:style-name="ce21" office:value-type="string">
            <text:p>Fui convidado pelos organizadores</text:p>
          </table:table-cell>
          <table:table-cell table:style-name="ce21" office:value-type="string">
            <text:p>Interesse pelo tema ciência aberta</text:p>
          </table:table-cell>
          <table:table-cell table:style-name="ce21" office:value-type="string">
            <text:p>Sim, já conhecia o conceito e já desenvolvo práticas de ciência aberta</text:p>
          </table:table-cell>
          <table:table-cell table:style-name="ce21" office:value-type="string">
            <text:p>Disponibilização do conhecimento científico ao público, proporcionando a comunidade local a possibilidade de apropriar-se das informações para transformar as realidades locais. Capacita as comunidades para alcançar outras formas de desenvolvimento social, ambiental e econômico.</text:p>
          </table:table-cell>
          <table:table-cell table:style-name="ce21" office:value-type="string">
            <text:p>Facilita a produção e o compartilhamento do conhecimento científico, Aproxima o conhecimento científico de outros conhecimentos e saberes não-científicos, Amplia as possibilidades de participação dos cidadãos nas pesquisas científicas, Pode fomentar outras formas de desenvolvimento social e econômico</text:p>
          </table:table-cell>
          <table:table-cell table:style-name="ce21" office:value-type="string">
            <text:p>Falta de estímulo institucional, Forma de funcionamento atual da comunidade acadêmica</text:p>
          </table:table-cell>
          <table:table-cell table:style-name="ce21" office:value-type="string">
            <text:p>Divulgação científica, Realização de pesquisas colaborativas</text:p>
          </table:table-cell>
          <table:table-cell table:style-name="ce21" office:value-type="string">
            <text:p>Pode tornar o conhecimento produzido sobre Ubatuba mais disponível para a comunidade local, Pode tornar a produção de conhecimento científico mais próxima das realidades locais., Pode criar conhecimentos e projetos que ajudem a melhorar a gestão pública., Pode aumentar a participação e a influência dos cidadãos nas pesquisas sobre a região, Pode contribuir para ações mais sustentáveis com relação ao meio ambiente</text:p>
          </table:table-cell>
          <table:table-cell table:style-name="ce21" office:value-type="string">
            <text:p>Processos colaborativos e participativos entre conhecimento científico x comunidades x soluções/monitoramento locais.</text:p>
          </table:table-cell>
          <table:table-cell table:style-name="ce21" office:value-type="string">
            <text:p>Criar ambiente ou ferramentas para trabalho colaborativo na internet., Realizar projetos práticos de ciência aberta., Fomentar a criação de um grupo de trabalho ou fórum local sobre este tema.</text:p>
          </table:table-cell>
        </table:table-row>
        <table:table-row table:style-name="ro2">
          <table:table-cell table:style-name="ce22" office:value-type="date" office:date-value="2015-06-07T22:26:06">
            <text:p>6/7/2015 22:26:07</text:p>
          </table:table-cell>
          <table:table-cell table:style-name="ce21" office:value-type="string">
            <text:p>Professor ou pesquisador universitário</text:p>
          </table:table-cell>
          <table:table-cell table:style-name="ce21" office:value-type="string">
            <text:p>Soube por amigos ou pessoas próximas, Redes sociais (Facebook, Twitter, WhatsApp...), Email</text:p>
          </table:table-cell>
          <table:table-cell table:style-name="ce21" office:value-type="string">
            <text:p>Interesse pelo tema ciência aberta, Conhecer mais sobre pesquisas científicas em/sobre Ubatuba, Oportunidade de ter novas experiências e conhecimentos, Possibilidade de desenvolver ações de interesse para a cidade</text:p>
          </table:table-cell>
          <table:table-cell table:style-name="ce21" office:value-type="string">
            <text:p>Sim, já conhecia o conceito e já desenvolvo práticas de ciência aberta</text:p>
          </table:table-cell>
          <table:table-cell table:style-name="ce21" office:value-type="string">
            <text:p>Ciência colaborativa, democrática, atuando em fóruns comunitários e políticas relacionadas ao desenvolvimento local e sustentável.</text:p>
          </table:table-cell>
          <table:table-cell table:style-name="ce21" office:value-type="string">
            <text:p>Facilita a produção e o compartilhamento do conhecimento científico, Aproxima o conhecimento científico de outros conhecimentos e saberes não-científicos, Amplia as possibilidades de participação dos cidadãos nas pesquisas científicas, Pode fomentar outras formas de desenvolvimento social e econômico</text:p>
          </table:table-cell>
          <table:table-cell table:style-name="ce21" office:value-type="string">
            <text:p>Desconhecimento sobre o que se trata, Falta de estímulo institucional, Sistema de propriedade intelectual</text:p>
          </table:table-cell>
          <table:table-cell table:style-name="ce21" office:value-type="string">
            <text:p>Divulgação científica, Realização de pesquisas colaborativas, Trabalho com dados abertos, Uso de ferramentas, software ou hardware aberto/livre</text:p>
          </table:table-cell>
          <table:table-cell table:style-name="ce21" office:value-type="string">
            <text:p>Pode tornar o conhecimento produzido sobre Ubatuba mais disponível para a comunidade local, Pode criar conhecimentos e projetos que ajudem a melhorar a gestão pública., Pode aumentar a participação e a influência dos cidadãos nas pesquisas sobre a região, Pode contribuir para ações mais sustentáveis com relação ao meio ambiente</text:p>
          </table:table-cell>
          <table:table-cell table:style-name="ce21" office:value-type="string">
            <text:p>-passagem entre conhecimento acadêmico para o universal.
-empoderamento social, cultural, econômico, político.</text:p>
          </table:table-cell>
          <table:table-cell table:style-name="ce21" office:value-type="string">
            <text:p>Promover seminários e oficinas sobre ciência aberta em Ubatuba., Criar ambiente ou ferramentas para trabalho colaborativo na internet., Realizar projetos práticos de ciência aberta., Sensibilizar os cientistas para essa questão., Fomentar a criação de um grupo de trabalho ou fórum local sobre este tema., Desenvolver projetos com grupos ou comunidades da região., levar o conhecimento a todas as esferas políticas e sociais locais</text:p>
          </table:table-cell>
        </table:table-row>
        <table:table-row table:style-name="ro2">
          <table:table-cell table:style-name="ce22" office:value-type="date" office:date-value="2015-06-07T22:28:21">
            <text:p>6/7/2015 22:28:21</text:p>
          </table:table-cell>
          <table:table-cell table:style-name="ce21" office:value-type="string">
            <text:p>Trabalho em ONGs, Institutos ou Associações</text:p>
          </table:table-cell>
          <table:table-cell table:style-name="ce21" office:value-type="string">
            <text:p>Fui convidado pelos organizadores</text:p>
          </table:table-cell>
          <table:table-cell table:style-name="ce21" office:value-type="string">
            <text:p>Possibilidade de desenvolver ações de interesse para a cidade</text:p>
          </table:table-cell>
          <table:table-cell table:style-name="ce21" office:value-type="string">
            <text:p>Sim, já conhecia o conceito e já desenvolvo práticas de ciência aberta</text:p>
          </table:table-cell>
          <table:table-cell table:style-name="ce21" office:value-type="string">
            <text:p>LIVRE, COLABORATIVA, TRANSPARÊNCIA
</text:p>
          </table:table-cell>
          <table:table-cell table:style-name="ce21" office:value-type="string">
            <text:p>Aproxima o conhecimento científico de outros conhecimentos e saberes não-científicos, Amplia as possibilidades de participação dos cidadãos nas pesquisas científicas</text:p>
          </table:table-cell>
          <table:table-cell table:style-name="ce21" office:value-type="string">
            <text:p>Conflito com interesses econômicos, Sistema de propriedade intelectual</text:p>
          </table:table-cell>
          <table:table-cell table:style-name="ce21" office:value-type="string">
            <text:p>Realização de pesquisas colaborativas, Trabalho com dados abertos, Uso de ferramentas, software ou hardware aberto/livre</text:p>
          </table:table-cell>
          <table:table-cell table:style-name="ce21" office:value-type="string">
            <text:p>Pode tornar o conhecimento produzido sobre Ubatuba mais disponível para a comunidade local, Pode tornar a produção de conhecimento científico mais próxima das realidades locais.</text:p>
          </table:table-cell>
          <table:table-cell/>
          <table:table-cell table:style-name="ce21" office:value-type="string">
            <text:p>Criar ambiente ou ferramentas para trabalho colaborativo na internet., Sensibilizar os cientistas para essa questão., Fomentar a criação de um grupo de trabalho ou fórum local sobre este tema.</text:p>
          </table:table-cell>
        </table:table-row>
        <table:table-row table:style-name="ro2">
          <table:table-cell table:style-name="ce22" office:value-type="date" office:date-value="2015-06-07T22:36:46">
            <text:p>6/7/2015 22:36:47</text:p>
          </table:table-cell>
          <table:table-cell table:style-name="ce21" office:value-type="string">
            <text:p>Funcionário público, Jornalista com foco em Ciência/Tecnologia</text:p>
          </table:table-cell>
          <table:table-cell table:style-name="ce21" office:value-type="string">
            <text:p>Redes sociais (Facebook, Twitter, WhatsApp...), Email, Fui convidado pelos organizadores</text:p>
          </table:table-cell>
          <table:table-cell table:style-name="ce21" office:value-type="string">
            <text:p>Interesse pelo tema ciência aberta, Conhecer mais sobre pesquisas científicas em/sobre Ubatuba, Possibilidade de desenvolver ações de interesse para a cidade</text:p>
          </table:table-cell>
          <table:table-cell table:style-name="ce21" office:value-type="string">
            <text:p>Sim, já conhecia o conceito e já desenvolvo práticas de ciência aberta</text:p>
          </table:table-cell>
          <table:table-cell table:style-name="ce21" office:value-type="string">
            <text:p>A universalização de dados hoje disponíveis em escala planetária podem ter tornado o conceito sb "Ciência Aberta" algo redundante. Mas esse conceito pode ser ampliado se nos preocuparmos mais com a "tradução" de tais dados, ainda herméticos. A "linguagem" científica ainda não é "aberta", acessível. Preocupação de quem trabalha com divulgação. </text:p>
          </table:table-cell>
          <table:table-cell table:style-name="ce21" office:value-type="string">
            <text:p>Aproxima o conhecimento científico de outros conhecimentos e saberes não-científicos, Pode fomentar outras formas de desenvolvimento social e econômico</text:p>
          </table:table-cell>
          <table:table-cell table:style-name="ce21" office:value-type="string">
            <text:p>Desconhecimento sobre o que se trata, Conflito com interesses econômicos, Sistema de propriedade intelectual, ordem de cima pra baixo: 3, 1, 2.</text:p>
          </table:table-cell>
          <table:table-cell table:style-name="ce21" office:value-type="string">
            <text:p>Divulgação científica</text:p>
          </table:table-cell>
          <table:table-cell table:style-name="ce21" office:value-type="string">
            <text:p>Pode tornar o conhecimento produzido sobre Ubatuba mais disponível para a comunidade local, Pode tornar a produção de conhecimento científico mais próxima das realidades locais., Pode criar conhecimentos e projetos que ajudem a melhorar a gestão pública., 2,3,1</text:p>
          </table:table-cell>
          <table:table-cell table:style-name="ce21" office:value-type="string">
            <text:p>A partir da identificação das principais demandas (pesca, acquicultura), dirigir pesquisas para tais fins.</text:p>
          </table:table-cell>
          <table:table-cell table:style-name="ce21" office:value-type="string">
            <text:p>Realizar projetos práticos de ciência aberta., Fomentar a criação de um grupo de trabalho ou fórum local sobre este tema.</text:p>
          </table:table-cell>
        </table:table-row>
        <table:table-row table:style-name="ro2">
          <table:table-cell table:style-name="ce22" office:value-type="date" office:date-value="2015-06-07T22:44:21">
            <text:p>6/7/2015 22:44:22</text:p>
          </table:table-cell>
          <table:table-cell table:style-name="ce21" office:value-type="string">
            <text:p>Trabalho em ONGs, Institutos ou Associações, Profissional autônomo, pesquisador</text:p>
          </table:table-cell>
          <table:table-cell table:style-name="ce21" office:value-type="string">
            <text:p>Fui convidado pelos organizadores, Observatório Litoral Sustentável/Instituto Pólis</text:p>
          </table:table-cell>
          <table:table-cell table:style-name="ce21" office:value-type="string">
            <text:p>Interesse pelo tema ciência aberta, Parceria Observatório/Ciências Abertas no Litoral Norte e Baixada Santista</text:p>
          </table:table-cell>
          <table:table-cell table:style-name="ce21" office:value-type="string">
            <text:p>Sim, já conhecia o conceito e já desenvolvo práticas de ciência aberta, Participamos da 1ª reunião.</text:p>
          </table:table-cell>
          <table:table-cell table:style-name="ce21" office:value-type="string">
            <text:p>"Produção e apropriação coletiva do conhecimento/empoderamento."</text:p>
          </table:table-cell>
        </table:table-row>
        <table:table-row table:style-name="ro2">
          <table:table-cell table:style-name="ce22" office:value-type="date" office:date-value="2015-06-07T22:49:25">
            <text:p>6/7/2015 22:49:25</text:p>
          </table:table-cell>
          <table:table-cell table:style-name="ce21" office:value-type="string">
            <text:p>Professor em escola pública ou privada</text:p>
          </table:table-cell>
          <table:table-cell table:style-name="ce21" office:value-type="string">
            <text:p>Redes sociais (Facebook, Twitter, WhatsApp...)</text:p>
          </table:table-cell>
          <table:table-cell table:style-name="ce21" office:value-type="string">
            <text:p>Interesse pelo tema ciência aberta, Possibilidade de desenvolver ações de interesse para a cidade</text:p>
          </table:table-cell>
          <table:table-cell table:style-name="ce21" office:value-type="string">
            <text:p>Não conhecia o conceito, mas concluí que é algo que gostaria de estimular ou adotar</text:p>
          </table:table-cell>
          <table:table-cell table:style-name="ce21" office:value-type="string">
            <text:p>Modelo colaborativo de produção científica que facilita a produção de trabalhos científicos e a divulgação e acesso a estes conhecimentos pela população. </text:p>
          </table:table-cell>
          <table:table-cell table:style-name="ce21" office:value-type="string">
            <text:p>Facilita a produção e o compartilhamento do conhecimento científico, Aproxima o conhecimento científico de outros conhecimentos e saberes não-científicos, Amplia as possibilidades de participação dos cidadãos nas pesquisas científicas</text:p>
          </table:table-cell>
          <table:table-cell table:style-name="ce21" office:value-type="string">
            <text:p>Desconhecimento sobre o que se trata, Conflito com interesses econômicos, Sistema de propriedade intelectual, Forma de funcionamento atual da comunidade acadêmica</text:p>
          </table:table-cell>
          <table:table-cell table:style-name="ce21" office:value-type="string">
            <text:p>Divulgação científica, Realização de pesquisas colaborativas, Não desenvolvo nenhuma prática de ciência aberta</text:p>
          </table:table-cell>
          <table:table-cell table:style-name="ce21" office:value-type="string">
            <text:p>Pode tornar o conhecimento produzido sobre Ubatuba mais disponível para a comunidade local, Pode tornar a produção de conhecimento científico mais próxima das realidades locais., Pode criar conhecimentos e projetos que ajudem a melhorar a gestão pública., Pode aumentar a participação e a influência dos cidadãos nas pesquisas sobre a região, Pode contribuir para ações mais sustentáveis com relação ao meio ambiente</text:p>
          </table:table-cell>
          <table:table-cell table:style-name="ce21" office:value-type="string">
            <text:p>O apoderamento do conhecimento produzido no local pela população facilita a aplicação destes conhecimentos ajudando no desenvolvimento local.</text:p>
          </table:table-cell>
          <table:table-cell table:style-name="ce21" office:value-type="string">
            <text:p>Promover seminários e oficinas sobre ciência aberta em Ubatuba., Criar ambiente ou ferramentas para trabalho colaborativo na internet., Realizar projetos práticos de ciência aberta., Sensibilizar os cientistas para essa questão., Desenvolver projetos com grupos ou comunidades da região.</text:p>
          </table:table-cell>
        </table:table-row>
        <table:table-row table:style-name="ro2">
          <table:table-cell table:style-name="ce22" office:value-type="date" office:date-value="2015-06-07T23:36:40">
            <text:p>6/7/2015 23:36:41</text:p>
          </table:table-cell>
          <table:table-cell table:style-name="ce21" office:value-type="string">
            <text:p>Profissional autônomo</text:p>
          </table:table-cell>
          <table:table-cell table:style-name="ce21" office:value-type="string">
            <text:p>Sou organizadora</text:p>
          </table:table-cell>
          <table:table-cell table:style-name="ce21" office:value-type="string">
            <text:p>Interesse pelo tema ciência aberta, Conhecer mais sobre pesquisas científicas em/sobre Ubatuba, Oportunidade de ter novas experiências e conhecimentos, Possibilidade de desenvolver ações de interesse para a cidade</text:p>
          </table:table-cell>
          <table:table-cell table:style-name="ce21" office:value-type="string">
            <text:p>Sim, já conhecia o conceito e já desenvolvo práticas de ciência aberta</text:p>
          </table:table-cell>
          <table:table-cell table:style-name="ce21" office:value-type="string">
            <text:p>Produção do conhecimento que no seu processo, ???, produtos, abordagem e distribuição leva em conta ??? de compartilhamento, colaboração entre especialistas e não especialistas e ??? sociais ??? com ??? intelectual.</text:p>
          </table:table-cell>
          <table:table-cell table:style-name="ce21" office:value-type="string">
            <text:p>Facilita a produção e o compartilhamento do conhecimento científico, Aproxima o conhecimento científico de outros conhecimentos e saberes não-científicos, Amplia as possibilidades de participação dos cidadãos nas pesquisas científicas, Produzir conhecimento socialmente relevante, atendendo demandas locais (ou sociais???)</text:p>
          </table:table-cell>
          <table:table-cell table:style-name="ce21" office:value-type="string">
            <text:p>Falta de estímulo institucional, Conflito com interesses econômicos, Sistema de propriedade intelectual, Forma de funcionamento atual da comunidade acadêmica</text:p>
          </table:table-cell>
          <table:table-cell table:style-name="ce21" office:value-type="string">
            <text:p>Divulgação científica, Realização de pesquisas colaborativas, Utilização de licenças autorais alternativas, Uso de ferramentas, software ou hardware aberto/livre</text:p>
          </table:table-cell>
          <table:table-cell table:style-name="ce21" office:value-type="string">
            <text:p>Pode tornar o conhecimento produzido sobre Ubatuba mais disponível para a comunidade local, Pode tornar a produção de conhecimento científico mais próxima das realidades locais., Pode criar conhecimentos e projetos que ajudem a melhorar a gestão pública., Pode aumentar a participação e a influência dos cidadãos nas pesquisas sobre a região</text:p>
          </table:table-cell>
          <table:table-cell table:style-name="ce21" office:value-type="string">
            <text:p>Produzir conhecimento socialmente relevante, atendendo demandas locais (ou sociais???)</text:p>
          </table:table-cell>
          <table:table-cell table:style-name="ce21" office:value-type="string">
            <text:p>Realizar projetos práticos de ciência aberta., Sensibilizar os cientistas para essa questão., Fomentar a criação de um grupo de trabalho ou fórum local sobre este tema., Desenvolver projetos com grupos ou comunidades da região.</text:p>
          </table:table-cell>
        </table:table-row>
        <table:table-row table:style-name="ro2">
          <table:table-cell table:style-name="ce22" office:value-type="date" office:date-value="2015-06-07T23:38:00">
            <text:p>6/7/2015 23:38:01</text:p>
          </table:table-cell>
          <table:table-cell table:style-name="ce21" office:value-type="string">
            <text:p>Funcionário público</text:p>
          </table:table-cell>
          <table:table-cell table:style-name="ce21" office:value-type="string">
            <text:p>Divulgação no lugar de estudo ou trabalho</text:p>
          </table:table-cell>
          <table:table-cell table:style-name="ce21" office:value-type="string">
            <text:p>Oportunidade de ter novas experiências e conhecimentos</text:p>
          </table:table-cell>
          <table:table-cell table:style-name="ce21" office:value-type="string">
            <text:p>Nunca tinha ouvido falar</text:p>
          </table:table-cell>
          <table:table-cell table:style-name="ce21" office:value-type="string">
            <text:p>Ideia inovadora.</text:p>
          </table:table-cell>
          <table:table-cell table:style-name="ce21" office:value-type="string">
            <text:p>Aproxima o conhecimento científico de outros conhecimentos e saberes não-científicos</text:p>
          </table:table-cell>
          <table:table-cell table:style-name="ce21" office:value-type="string">
            <text:p>Desconhecimento sobre o que se trata</text:p>
          </table:table-cell>
          <table:table-cell table:style-name="ce21" office:value-type="string">
            <text:p>Uso de ferramentas, software ou hardware aberto/livre</text:p>
          </table:table-cell>
          <table:table-cell table:style-name="ce21" office:value-type="string">
            <text:p>Pode tornar a produção de conhecimento científico mais próxima das realidades locais.</text:p>
          </table:table-cell>
          <table:table-cell/>
          <table:table-cell table:style-name="ce21" office:value-type="string">
            <text:p>Promover seminários e oficinas sobre ciência aberta em Ubatuba.</text:p>
          </table:table-cell>
        </table:table-row>
        <table:table-row table:style-name="ro2">
          <table:table-cell table:style-name="ce22" office:value-type="date" office:date-value="2015-06-07T23:40:56">
            <text:p>6/7/2015 23:40:56</text:p>
          </table:table-cell>
          <table:table-cell table:style-name="ce21" office:value-type="string">
            <text:p>Professor ou pesquisador universitário, Trabalho em ONGs, Institutos ou Associações, Profissional autônomo, Em ordem: 1º, 2º, 3º , de cima para baixo.</text:p>
          </table:table-cell>
          <table:table-cell table:style-name="ce21" office:value-type="string">
            <text:p>Fui convidado pelos organizadores</text:p>
          </table:table-cell>
          <table:table-cell table:style-name="ce21" office:value-type="string">
            <text:p>Interesse pelo tema ciência aberta, Possibilidade de desenvolver ações de interesse para a cidade</text:p>
          </table:table-cell>
          <table:table-cell table:style-name="ce21" office:value-type="string">
            <text:p>Não conhecia o conceito mas descobri que é algo que já pratico</text:p>
          </table:table-cell>
          <table:table-cell/>
          <table:table-cell table:style-name="ce21" office:value-type="string">
            <text:p>Facilita a produção e o compartilhamento do conhecimento científico, Amplia as possibilidades de participação dos cidadãos nas pesquisas científicas</text:p>
          </table:table-cell>
          <table:table-cell table:style-name="ce21" office:value-type="string">
            <text:p>Desconhecimento sobre o que se trata, Falta de estímulo institucional, Forma de funcionamento atual da comunidade acadêmica</text:p>
          </table:table-cell>
          <table:table-cell table:style-name="ce21" office:value-type="string">
            <text:p>Divulgação científica, Realização de pesquisas colaborativas</text:p>
          </table:table-cell>
          <table:table-cell table:style-name="ce21" office:value-type="string">
            <text:p>Pode tornar o conhecimento produzido sobre Ubatuba mais disponível para a comunidade local, Pode tornar a produção de conhecimento científico mais próxima das realidades locais., Pode criar conhecimentos e projetos que ajudem a melhorar a gestão pública.</text:p>
          </table:table-cell>
          <table:table-cell/>
          <table:table-cell table:style-name="ce21" office:value-type="string">
            <text:p>Promover seminários e oficinas sobre ciência aberta em Ubatuba., Criar ambiente ou ferramentas para trabalho colaborativo na internet., Sensibilizar os cientistas para essa questão.</text:p>
          </table:table-cell>
        </table:table-row>
        <table:table-row table:style-name="ro2">
          <table:table-cell table:style-name="ce22" office:value-type="date" office:date-value="2015-06-07T23:43:00">
            <text:p>6/7/2015 23:43:01</text:p>
          </table:table-cell>
          <table:table-cell table:style-name="ce21" office:value-type="string">
            <text:p>Profissional autônomo</text:p>
          </table:table-cell>
          <table:table-cell table:style-name="ce21" office:value-type="string">
            <text:p>Soube por amigos ou pessoas próximas, Fui convidado pelos organizadores</text:p>
          </table:table-cell>
          <table:table-cell table:style-name="ce21" office:value-type="string">
            <text:p>Interesse pelo tema ciência aberta, Conhecer mais sobre pesquisas científicas em/sobre Ubatuba, Oportunidade de ter novas experiências e conhecimentos, Possibilidade de desenvolver ações de interesse para a cidade</text:p>
          </table:table-cell>
          <table:table-cell table:style-name="ce21" office:value-type="string">
            <text:p>Nunca tinha ouvido falar, Não conhecia o conceito, mas concluí que é algo que gostaria de estimular ou adotar</text:p>
          </table:table-cell>
          <table:table-cell table:style-name="ce21" office:value-type="string">
            <text:p>Ciência aberta é a pesquisa e desenvolvimento do conhecimento acessível e irrestrito, promovido colaborativamente.</text:p>
          </table:table-cell>
        </table:table-row>
        <table:table-row table:style-name="ro2">
          <table:table-cell table:style-name="ce22" office:value-type="date" office:date-value="2015-06-07T23:49:27">
            <text:p>6/7/2015 23:49:27</text:p>
          </table:table-cell>
          <table:table-cell table:style-name="ce21" office:value-type="string">
            <text:p>Funcionário público, Municipal: diretor de escola</text:p>
          </table:table-cell>
          <table:table-cell table:style-name="ce21" office:value-type="string">
            <text:p>Fui convidado pelos organizadores, SME: convite da Supervisora de Ensino</text:p>
          </table:table-cell>
          <table:table-cell table:style-name="ce21" office:value-type="string">
            <text:p>Conhecer mais sobre pesquisas científicas em/sobre Ubatuba, Oportunidade de ter novas experiências e conhecimentos</text:p>
          </table:table-cell>
          <table:table-cell table:style-name="ce21" office:value-type="string">
            <text:p>Não conhecia o conceito mas descobri que é algo que já pratico</text:p>
          </table:table-cell>
          <table:table-cell table:style-name="ce21" office:value-type="string">
            <text:p>Penso ser mais um espaço de divulgação de projetos voltados a pesquisas ambientais, científicas, com o objetivo de melhorar a comunicação, a busca de novos conhecimentos para melhorar a qualidade de vida no planeta.</text:p>
          </table:table-cell>
          <table:table-cell table:style-name="ce21" office:value-type="string">
            <text:p>Amplia as possibilidades de participação dos cidadãos nas pesquisas científicas</text:p>
          </table:table-cell>
          <table:table-cell table:style-name="ce21" office:value-type="string">
            <text:p>Desconhecimento sobre o que se trata</text:p>
          </table:table-cell>
          <table:table-cell table:style-name="ce21" office:value-type="string">
            <text:p>Realização de pesquisas colaborativas</text:p>
          </table:table-cell>
          <table:table-cell table:style-name="ce21" office:value-type="string">
            <text:p>Pode contribuir para ações mais sustentáveis com relação ao meio ambiente</text:p>
          </table:table-cell>
          <table:table-cell/>
          <table:table-cell table:style-name="ce21" office:value-type="string">
            <text:p>Promover seminários e oficinas sobre ciência aberta em Ubatuba., Fomentar a criação de um grupo de trabalho ou fórum local sobre este tema.</text:p>
          </table:table-cell>
        </table:table-row>
        <table:table-row table:style-name="ro2">
          <table:table-cell table:style-name="ce22" office:value-type="date" office:date-value="2015-06-07T23:53:40">
            <text:p>6/7/2015 23:53:41</text:p>
          </table:table-cell>
          <table:table-cell table:style-name="ce21" office:value-type="string">
            <text:p>Estudante do secundário</text:p>
          </table:table-cell>
          <table:table-cell table:style-name="ce21" office:value-type="string">
            <text:p>Divulgação no lugar de estudo ou trabalho, Soube por amigos ou pessoas próximas</text:p>
          </table:table-cell>
          <table:table-cell table:style-name="ce21" office:value-type="string">
            <text:p>Interesse pelo tema ciência aberta</text:p>
          </table:table-cell>
          <table:table-cell table:style-name="ce21" office:value-type="string">
            <text:p>Não conhecia o conceito, mas concluí que é algo que gostaria de estimular ou adotar</text:p>
          </table:table-cell>
          <table:table-cell table:style-name="ce21" office:value-type="string">
            <text:p>Nova para mim. Diria que poderia me ajudar com futuros trabalhos ou estudo. </text:p>
          </table:table-cell>
          <table:table-cell table:style-name="ce21" office:value-type="string">
            <text:p>Facilita a produção e o compartilhamento do conhecimento científico, Pode fomentar outras formas de desenvolvimento social e econômico</text:p>
          </table:table-cell>
          <table:table-cell table:style-name="ce21" office:value-type="string">
            <text:p>Falta de estímulo institucional, Sistema de propriedade intelectual</text:p>
          </table:table-cell>
          <table:table-cell table:style-name="ce21" office:value-type="string">
            <text:p>Trabalho com dados abertos, Uso de ferramentas, software ou hardware aberto/livre</text:p>
          </table:table-cell>
          <table:table-cell table:style-name="ce21" office:value-type="string">
            <text:p>Pode aumentar a participação e a influência dos cidadãos nas pesquisas sobre a região, Pode contribuir para ações mais sustentáveis com relação ao meio ambiente</text:p>
          </table:table-cell>
          <table:table-cell table:style-name="ce21" office:value-type="string">
            <text:p>Comunicação</text:p>
          </table:table-cell>
          <table:table-cell table:style-name="ce21" office:value-type="string">
            <text:p>Realizar projetos práticos de ciência aberta.</text:p>
          </table:table-cell>
        </table:table-row>
        <table:table-row table:style-name="ro2">
          <table:table-cell table:style-name="ce22" office:value-type="date" office:date-value="2015-06-07T23:55:50">
            <text:p>6/7/2015 23:55:51</text:p>
          </table:table-cell>
          <table:table-cell table:style-name="ce21" office:value-type="string">
            <text:p>Estudante do secundário</text:p>
          </table:table-cell>
          <table:table-cell table:style-name="ce21" office:value-type="string">
            <text:p>Divulgação no lugar de estudo ou trabalho</text:p>
          </table:table-cell>
          <table:table-cell table:style-name="ce21" office:value-type="string">
            <text:p>Oportunidade de ter novas experiências e conhecimentos</text:p>
          </table:table-cell>
          <table:table-cell table:style-name="ce21" office:value-type="string">
            <text:p>Nunca tinha ouvido falar</text:p>
          </table:table-cell>
          <table:table-cell/>
          <table:table-cell table:style-name="ce21" office:value-type="string">
            <text:p>Facilita a produção e o compartilhamento do conhecimento científico</text:p>
          </table:table-cell>
          <table:table-cell table:style-name="ce21" office:value-type="string">
            <text:p>Falta de estímulo institucional</text:p>
          </table:table-cell>
          <table:table-cell table:style-name="ce21" office:value-type="string">
            <text:p>Não desenvolvo nenhuma prática de ciência aberta</text:p>
          </table:table-cell>
          <table:table-cell table:style-name="ce21" office:value-type="string">
            <text:p>Pode tornar o conhecimento produzido sobre Ubatuba mais disponível para a comunidade local</text:p>
          </table:table-cell>
          <table:table-cell/>
          <table:table-cell table:style-name="ce21" office:value-type="string">
            <text:p>Promover seminários e oficinas sobre ciência aberta em Ubatuba.</text:p>
          </table:table-cell>
        </table:table-row>
        <table:table-row table:style-name="ro2">
          <table:table-cell table:style-name="ce22" office:value-type="date" office:date-value="2015-06-07T23:57:28">
            <text:p>6/7/2015 23:57:29</text:p>
          </table:table-cell>
          <table:table-cell table:style-name="ce21" office:value-type="string">
            <text:p>Estudante do secundário</text:p>
          </table:table-cell>
          <table:table-cell table:style-name="ce21" office:value-type="string">
            <text:p>Divulgação no lugar de estudo ou trabalho</text:p>
          </table:table-cell>
          <table:table-cell table:style-name="ce21" office:value-type="string">
            <text:p>Oportunidade de ter novas experiências e conhecimentos</text:p>
          </table:table-cell>
          <table:table-cell table:style-name="ce21" office:value-type="string">
            <text:p>Nunca tinha ouvido falar</text:p>
          </table:table-cell>
          <table:table-cell/>
          <table:table-cell table:style-name="ce21" office:value-type="string">
            <text:p>Aproxima o conhecimento científico de outros conhecimentos e saberes não-científicos</text:p>
          </table:table-cell>
          <table:table-cell table:style-name="ce21" office:value-type="string">
            <text:p>Desconhecimento sobre o que se trata</text:p>
          </table:table-cell>
          <table:table-cell table:style-name="ce21" office:value-type="string">
            <text:p>Trabalho com dados abertos</text:p>
          </table:table-cell>
          <table:table-cell table:style-name="ce21" office:value-type="string">
            <text:p>Pode tornar o conhecimento produzido sobre Ubatuba mais disponível para a comunidade local, Pode tornar a produção de conhecimento científico mais próxima das realidades locais., Pode aumentar a participação e a influência dos cidadãos nas pesquisas sobre a região, Pode contribuir para ações mais sustentáveis com relação ao meio ambiente</text:p>
          </table:table-cell>
          <table:table-cell/>
          <table:table-cell table:style-name="ce21" office:value-type="string">
            <text:p>Realizar projetos práticos de ciência aberta., Desenvolver projetos com grupos ou comunidades da região.</text:p>
          </table:table-cell>
        </table:table-row>
        <table:table-row table:style-name="ro2">
          <table:table-cell table:style-name="ce22" office:value-type="date" office:date-value="2015-06-08T00:00:06">
            <text:p>6/8/2015 0:00:07</text:p>
          </table:table-cell>
          <table:table-cell table:style-name="ce21" office:value-type="string">
            <text:p>Estudante do Curso Técnico</text:p>
          </table:table-cell>
          <table:table-cell table:style-name="ce21" office:value-type="string">
            <text:p>Divulgação no lugar de estudo ou trabalho</text:p>
          </table:table-cell>
          <table:table-cell table:style-name="ce21" office:value-type="string">
            <text:p>Conhecer mais sobre pesquisas científicas em/sobre Ubatuba, Oportunidade de ter novas experiências e conhecimentos</text:p>
          </table:table-cell>
          <table:table-cell table:style-name="ce21" office:value-type="string">
            <text:p>Nunca tinha ouvido falar</text:p>
          </table:table-cell>
          <table:table-cell/>
          <table:table-cell table:style-name="ce21" office:value-type="string">
            <text:p>Facilita a produção e o compartilhamento do conhecimento científico, Aproxima o conhecimento científico de outros conhecimentos e saberes não-científicos, Amplia as possibilidades de participação dos cidadãos nas pesquisas científicas, Pode fomentar outras formas de desenvolvimento social e econômico</text:p>
          </table:table-cell>
          <table:table-cell table:style-name="ce21" office:value-type="string">
            <text:p>Desconhecimento sobre o que se trata, Falta de estímulo institucional</text:p>
          </table:table-cell>
          <table:table-cell table:style-name="ce21" office:value-type="string">
            <text:p>Trabalho com dados abertos, Uso de ferramentas, software ou hardware aberto/livre</text:p>
          </table:table-cell>
          <table:table-cell table:style-name="ce21" office:value-type="string">
            <text:p>Pode tornar o conhecimento produzido sobre Ubatuba mais disponível para a comunidade local, Pode criar conhecimentos e projetos que ajudem a melhorar a gestão pública., Pode aumentar a participação e a influência dos cidadãos nas pesquisas sobre a região</text:p>
          </table:table-cell>
          <table:table-cell/>
          <table:table-cell table:style-name="ce21" office:value-type="string">
            <text:p>Promover seminários e oficinas sobre ciência aberta em Ubatuba., Criar ambiente ou ferramentas para trabalho colaborativo na internet., Realizar projetos práticos de ciência aberta., Fomentar a criação de um grupo de trabalho ou fórum local sobre este tema., Desenvolver projetos com grupos ou comunidades da região.</text:p>
          </table:table-cell>
        </table:table-row>
        <table:table-row table:style-name="ro2">
          <table:table-cell table:style-name="ce22" office:value-type="date" office:date-value="2015-06-08T00:02:16">
            <text:p>6/8/2015 0:02:17</text:p>
          </table:table-cell>
          <table:table-cell table:style-name="ce21" office:value-type="string">
            <text:p>Curso Técnico em Informática/TI</text:p>
          </table:table-cell>
          <table:table-cell table:style-name="ce21" office:value-type="string">
            <text:p>Divulgação no lugar de estudo ou trabalho</text:p>
          </table:table-cell>
          <table:table-cell table:style-name="ce21" office:value-type="string">
            <text:p>Conhecer mais sobre pesquisas científicas em/sobre Ubatuba, Oportunidade de ter novas experiências e conhecimentos</text:p>
          </table:table-cell>
          <table:table-cell table:style-name="ce21" office:value-type="string">
            <text:p>Nunca tinha ouvido falar</text:p>
          </table:table-cell>
          <table:table-cell/>
          <table:table-cell table:style-name="ce21" office:value-type="string">
            <text:p>Facilita a produção e o compartilhamento do conhecimento científico</text:p>
          </table:table-cell>
          <table:table-cell table:style-name="ce21" office:value-type="string">
            <text:p>Desconhecimento sobre o que se trata, Falta de estímulo institucional</text:p>
          </table:table-cell>
          <table:table-cell table:style-name="ce21" office:value-type="string">
            <text:p>Uso de ferramentas, software ou hardware aberto/livre</text:p>
          </table:table-cell>
          <table:table-cell table:style-name="ce21" office:value-type="string">
            <text:p>Pode tornar o conhecimento produzido sobre Ubatuba mais disponível para a comunidade local, Pode aumentar a participação e a influência dos cidadãos nas pesquisas sobre a região</text:p>
          </table:table-cell>
          <table:table-cell/>
          <table:table-cell table:style-name="ce21" office:value-type="string">
            <text:p>Promover seminários e oficinas sobre ciência aberta em Ubatuba., Realizar projetos práticos de ciência aberta.</text:p>
          </table:table-cell>
        </table:table-row>
        <table:table-row table:style-name="ro2">
          <table:table-cell table:style-name="ce22" office:value-type="date" office:date-value="2015-06-08T00:05:14">
            <text:p>6/8/2015 0:05:15</text:p>
          </table:table-cell>
          <table:table-cell table:style-name="ce21" office:value-type="string">
            <text:p>Estudante do secundário</text:p>
          </table:table-cell>
          <table:table-cell table:style-name="ce21" office:value-type="string">
            <text:p>Divulgação no lugar de estudo ou trabalho</text:p>
          </table:table-cell>
          <table:table-cell table:style-name="ce21" office:value-type="string">
            <text:p>Oportunidade de ter novas experiências e conhecimentos</text:p>
          </table:table-cell>
          <table:table-cell table:style-name="ce21" office:value-type="string">
            <text:p>Não conhecia o conceito mas descobri que é algo que já pratico</text:p>
          </table:table-cell>
          <table:table-cell table:style-name="ce21" office:value-type="string">
            <text:p>Ciência Aberta é a prática de desenvolvimento de projetos com a ajuda da população.</text:p>
          </table:table-cell>
          <table:table-cell table:style-name="ce21" office:value-type="string">
            <text:p>Amplia as possibilidades de participação dos cidadãos nas pesquisas científicas</text:p>
          </table:table-cell>
          <table:table-cell table:style-name="ce21" office:value-type="string">
            <text:p>Falta de estímulo institucional</text:p>
          </table:table-cell>
          <table:table-cell table:style-name="ce21" office:value-type="string">
            <text:p>Não desenvolvo nenhuma prática de ciência aberta</text:p>
          </table:table-cell>
          <table:table-cell table:style-name="ce21" office:value-type="string">
            <text:p>Pode aumentar a participação e a influência dos cidadãos nas pesquisas sobre a região</text:p>
          </table:table-cell>
          <table:table-cell table:style-name="ce21" office:value-type="string">
            <text:p>A ciência aberta tem grande impacto no desenvolvimento local.</text:p>
          </table:table-cell>
          <table:table-cell table:style-name="ce21" office:value-type="string">
            <text:p>Promover seminários e oficinas sobre ciência aberta em Ubatuba.</text:p>
          </table:table-cell>
        </table:table-row>
        <table:table-row table:style-name="ro2">
          <table:table-cell table:style-name="ce22" office:value-type="date" office:date-value="2015-06-08T00:19:15">
            <text:p>6/8/2015 0:19:16</text:p>
          </table:table-cell>
          <table:table-cell table:style-name="ce21" office:value-type="string">
            <text:p>Estudante do secundário</text:p>
          </table:table-cell>
          <table:table-cell table:style-name="ce21" office:value-type="string">
            <text:p>Divulgação no lugar de estudo ou trabalho</text:p>
          </table:table-cell>
          <table:table-cell table:style-name="ce21" office:value-type="string">
            <text:p>Oportunidade de ter novas experiências e conhecimentos</text:p>
          </table:table-cell>
          <table:table-cell table:style-name="ce21" office:value-type="string">
            <text:p>Não conhecia o conceito, mas concluí que é algo que gostaria de estimular ou adotar</text:p>
          </table:table-cell>
          <table:table-cell table:style-name="ce21" office:value-type="string">
            <text:p>Ideia de distribuir conhecimento sobre Ciência Aberta.</text:p>
          </table:table-cell>
          <table:table-cell table:style-name="ce21" office:value-type="string">
            <text:p>Facilita a produção e o compartilhamento do conhecimento científico</text:p>
          </table:table-cell>
          <table:table-cell table:style-name="ce21" office:value-type="string">
            <text:p>Falta de estímulo institucional</text:p>
          </table:table-cell>
          <table:table-cell table:style-name="ce21" office:value-type="string">
            <text:p>Uso de ferramentas, software ou hardware aberto/livre</text:p>
          </table:table-cell>
          <table:table-cell table:style-name="ce21" office:value-type="string">
            <text:p>Pode aumentar a participação e a influência dos cidadãos nas pesquisas sobre a região</text:p>
          </table:table-cell>
          <table:table-cell table:style-name="ce21" office:value-type="string">
            <text:p>Os dois investem na distribuição do conhecimento.</text:p>
          </table:table-cell>
          <table:table-cell table:style-name="ce21" office:value-type="string">
            <text:p>Fomentar a criação de um grupo de trabalho ou fórum local sobre este tema.</text:p>
          </table:table-cell>
        </table:table-row>
        <table:table-row table:style-name="ro2">
          <table:table-cell table:style-name="ce22" office:value-type="date" office:date-value="2015-06-08T00:20:34">
            <text:p>6/8/2015 0:20:34</text:p>
          </table:table-cell>
          <table:table-cell table:style-name="ce21" office:value-type="string">
            <text:p>Estudante de Escola Técnica</text:p>
          </table:table-cell>
          <table:table-cell table:style-name="ce21" office:value-type="string">
            <text:p>Divulgação no lugar de estudo ou trabalho</text:p>
          </table:table-cell>
          <table:table-cell table:style-name="ce21" office:value-type="string">
            <text:p>Oportunidade de ter novas experiências e conhecimentos</text:p>
          </table:table-cell>
          <table:table-cell table:style-name="ce21" office:value-type="string">
            <text:p>Não conhecia o conceito, mas concluí que é algo que gostaria de estimular ou adotar</text:p>
          </table:table-cell>
          <table:table-cell/>
          <table:table-cell table:style-name="ce21" office:value-type="string">
            <text:p>Facilita a produção e o compartilhamento do conhecimento científico</text:p>
          </table:table-cell>
          <table:table-cell table:style-name="ce21" office:value-type="string">
            <text:p>Desconhecimento sobre o que se trata</text:p>
          </table:table-cell>
          <table:table-cell table:style-name="ce21" office:value-type="string">
            <text:p>Uso de ferramentas, software ou hardware aberto/livre</text:p>
          </table:table-cell>
          <table:table-cell table:style-name="ce21" office:value-type="string">
            <text:p>Pode tornar a produção de conhecimento científico mais próxima das realidades locais.</text:p>
          </table:table-cell>
          <table:table-cell/>
          <table:table-cell table:style-name="ce21" office:value-type="string">
            <text:p>Desenvolver projetos com grupos ou comunidades da região.</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64">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Respostas ao formulário 1" style:display-name="PageStyle_Respostas ao formulário 1" style:page-layout-name="pm1">
      <style:header style:display="false"/>
      <style:header-left style:display="false"/>
      <style:footer style:display="false"/>
      <style:footer-left style:display="false"/>
    </style:master-page>
  </office:master-styles>
</office:document-styles>
</file>